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auto-grow-height="true" fo:min-height="13.859cm"/>
    </style:style>
    <style:style style:name="pr8" style:family="presentation" style:parent-style-name="Standard-outline1">
      <style:graphic-properties fo:min-height="6.61cm"/>
    </style:style>
    <style:style style:name="pr9" style:family="presentation" style:parent-style-name="Standard-outline1">
      <style:graphic-properties fo:min-height="7.039cm"/>
    </style:style>
    <style:style style:name="pr10" style:family="presentation" style:parent-style-name="Standard-outline1">
      <style:graphic-properties fo:min-height="10.736cm"/>
    </style:style>
    <style:style style:name="pr11" style:family="presentation" style:parent-style-name="Standard-subtitle">
      <style:graphic-properties draw:fill-color="#ffffff" fo:min-height="17.93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text-properties fo:font-size="80pt" style:font-size-asian="80pt" style:font-size-complex="8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669900" fo:font-size="22pt" style:font-size-asian="22pt" style:font-size-complex="22pt"/>
    </style:style>
    <style:style style:name="T7" style:family="text">
      <style:text-properties fo:color="#669900"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32pt" fo:font-style="normal" style:font-size-asian="32pt" style:font-style-asian="normal" style:font-size-complex="32pt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3333"/>
    </style:style>
    <style:style style:name="T13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/>
            <text:p text:style-name="P1"/>
            <text:p text:style-name="P1">[Insert cool image here]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eschicht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on Brendan Eich für Netscape entwickelt</text:p>
              </text:list-item>
              <text:list-item>
                <text:p>Entwicklungszeit: <text:span text:style-name="T2">10 Tage</text:span> (1. Prototyp)</text:p>
              </text:list-item>
              <text:list-item>
                <text:p>1. Version am 4. Dezember 1995 </text:p>
              </text:list-item>
              <text:list-item>
                <text:p>Ursprünglich “LiveScript”<text:line-break/>Um die Beliebtheit von Java zu nutzen in JavaScript umbenan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CMAScrip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Ein Standard - keine Sprache</text:span></text:p>
              </text:list-item>
              <text:list-item>
                <text:p><text:span text:style-name="T3">Wird von JavaScript implementiert </text:span></text:p>
              </text:list-item>
              <text:list-item>
                <text:p><text:span text:style-name="T3">Die Abkürzung steht für</text:span><text:span text:style-name="T4"><text:line-break/></text:span><text:span text:style-name="T4">E</text:span>uropean <text:span text:style-name="T4">C</text:span>omputer <text:span text:style-name="T4">M</text:span>anufacturers <text:span text:style-name="T4">A</text:span>ssociation</text:p>
              </text:list-item>
              <text:list-item>
                <text:p>1. Version 199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entypen</text:p>
          </draw:text-box>
        </draw:frame>
        <draw:frame presentation:style-name="pr7" draw:layer="layout" svg:width="7.6cm" svg:height="13.859cm" svg:x="1.4cm" svg:y="4.914cm" presentation:class="outline" presentation:user-transformed="true">
          <draw:text-box>
            <text:p>Typen</text:p>
            <text:list text:style-name="L2">
              <text:list-item>
                <text:p><text:span text:style-name="T5">number</text:span></text:p>
              </text:list-item>
              <text:list-item>
                <text:p><text:span text:style-name="T5">string</text:span></text:p>
              </text:list-item>
              <text:list-item>
                <text:p><text:span text:style-name="T5">boolean</text:span></text:p>
              </text:list-item>
              <text:list-item>
                <text:p><text:span text:style-name="T5">null </text:span></text:p>
              </text:list-item>
              <text:list-item>
                <text:p><text:span text:style-name="T5">undefined</text:span></text:p>
              </text:list-item>
              <text:list-item>
                <text:p><text:span text:style-name="T5">Object</text:span></text:p>
              </text:list-item>
            </text:list>
          </draw:text-box>
        </draw:frame>
        <draw:frame presentation:style-name="pr5" draw:layer="layout" svg:width="14.607cm" svg:height="13.859cm" svg:x="12cm" svg:y="4.914cm" presentation:class="outline" presentation:user-transformed="true">
          <draw:text-box>
            <text:p><text:span text:style-name="T5">Der Variablen-Typ ist dynamisch</text:span></text:p>
            <text:p><text:span text:style-name="T5">let x; <text:s text:c="10"/></text:span><text:span text:style-name="T6">// typeof x -&gt; “</text:span><text:span text:style-name="T7">undefined”</text:span></text:p>
            <text:p><text:span text:style-name="T5">x = 7; <text:s text:c="10"/></text:span><text:span text:style-name="T6">// typeof x -&gt; “</text:span><text:span text:style-name="T7">number”</text:span></text:p>
            <text:p><text:span text:style-name="T5">x = "Test"; <text:s text:c="3"/></text:span><text:span text:style-name="T6">// typeof x -&gt; “</text:span><text:span text:style-name="T7">string”</text:span></text:p>
            <text:p><text:span text:style-name="T8"/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Objects</text:p>
          </draw:text-box>
        </draw:frame>
        <draw:frame presentation:style-name="pr8" draw:layer="layout" svg:width="25.199cm" svg:height="6.61cm" svg:x="1.4cm" svg:y="4.914cm" presentation:class="outline" presentation:user-transformed="true">
          <draw:text-box>
            <text:list text:style-name="L2">
              <text:list-item>
                <text:p>Objekt erzeugen: {}</text:p>
              </text:list-item>
              <text:list-item>
                <text:p>Objekt mit Eigenschaften wird nach dem “key:value”-Prinzip angelegt<text:line-break/><text:span text:style-name="T10">key</text:span> ist ein string und <text:span text:style-name="T10">value</text:span> ein beliebiger Wert</text:p>
              </text:list-item>
            </text:list>
          </draw:text-box>
        </draw:frame>
        <draw:frame presentation:style-name="pr9" draw:layer="layout" svg:width="25.199cm" svg:height="7.039cm" svg:x="1.4cm" svg:y="12.153cm" presentation:class="outline" presentation:user-transformed="true">
          <draw:text-box>
            <text:p>Beispiel:</text:p>
            <text:p><text:span text:style-name="T11">let person = {</text:span></text:p>
            <text:p><text:span text:style-name="T11"><text:s text:c="4"/></text:span><text:span text:style-name="T11">firstname: 'Joscha',</text:span></text:p>
            <text:p><text:span text:style-name="T11"><text:s text:c="4"/></text:span><text:span text:style-name="T11">'last name': 'Hemlep'</text:span></text:p>
            <text:p><text:span text:style-name="T11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griff auf Objekt-Eigenschaften</text:p>
          </draw:text-box>
        </draw:frame>
        <draw:frame presentation:style-name="pr8" draw:layer="layout" svg:width="25.199cm" svg:height="6.61cm" svg:x="1.4cm" svg:y="4.914cm" presentation:class="outline" presentation:user-transformed="true">
          <draw:text-box>
            <text:list text:style-name="L2">
              <text:list-item>
                <text:p>Punkt-Notation</text:p>
              </text:list-item>
              <text:list-item>
                <text:p>Array-Ähnliche-Notation</text:p>
              </text:list-item>
            </text:list>
          </draw:text-box>
        </draw:frame>
        <draw:frame presentation:style-name="pr10" draw:layer="layout" svg:width="25.199cm" svg:height="10.736cm" svg:x="1.4cm" svg:y="9.4cm" presentation:class="outline" presentation:user-transformed="true">
          <draw:text-box>
            <text:p>Beispiel:<text:line-break/><text:span text:style-name="T11">alert(person.firstname); // Punkt</text:span></text:p>
            <text:p><text:span text:style-name="T11">alert(person['firstname']); // Array-Ähnlich</text:span></text:p>
            <text:p><text:span text:style-name="T11"/></text:p>
            <text:p><text:span text:style-name="T11">alert(person.'last name'); // Fehler bei Punkt-Notation+Leerzeichen</text:span></text:p>
            <text:p><text:span text:style-name="T11">alert(person['last name']); // Korrekt</text:span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s kann JavaScript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TML verändern</text:p>
              </text:list-item>
              <text:list-item>
                <text:p>HTML generieren</text:p>
              </text:list-item>
              <text:list-item>
                <text:p>Dialogfenster</text:p>
              </text:list-item>
              <text:list-item>
                <text:p>Navigieren</text:p>
              </text:list-item>
              <text:list-item>
                <text:p>Lesen/Schreiben von Cookies</text:p>
              </text:list-item>
              <text:list-item>
                <text:p>Daten nachla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2">TODO</text:span> var vs. let vs. cons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ar function scoped</text:p>
              </text:list-item>
              <text:list-item>
                <text:p>Let block scoped</text:p>
              </text:list-item>
              <text:list-item>
                <text:p>con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2">TODO</text:span> Modul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5T32">
        <office:forms form:automatic-focus="false" form:apply-design-mode="false"/>
        <draw:frame presentation:style-name="pr11" draw:text-style-name="P3" draw:layer="layout" svg:width="25.199cm" svg:height="17.935cm" svg:x="1.4cm" svg:y="0.837cm" presentation:class="subtitle">
          <draw:text-box>
            <text:p text:style-name="P3"><text:span text:style-name="T13">DEMO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cha Hemlep</meta:initial-creator>
    <meta:creation-date>2019-12-14T18:44:35.20</meta:creation-date>
    <meta:editing-duration>PT14H12M30S</meta:editing-duration>
    <meta:editing-cycles>11</meta:editing-cycles>
    <dc:date>2020-01-13T23:05:22.60</dc:date>
    <dc:creator>Joscha Hemlep</dc:creator>
    <meta:generator>OpenOffice/4.1.7$Win32 OpenOffice.org_project/417m1$Build-9800</meta:generator>
    <meta:document-statistic meta:object-count="63"/>
  </office:meta>
</office:document-meta>
</file>